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2811in"/>
    </style:style>
    <style:style style:name="co5" style:family="table-column">
      <style:table-column-properties fo:break-before="auto" style:column-width="0.3555in"/>
    </style:style>
    <style:style style:name="co6" style:family="table-column">
      <style:table-column-properties fo:break-before="auto" style:column-width="0.4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number-columns-repeated="6"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D2])" office:value-type="float" office:value="511" calcext:value-type="float">
            <text:p>511</text:p>
          </table:table-cell>
          <table:table-cell table:formula="of:=[.B3]" office:value-type="float" office:value="511" calcext:value-type="float">
            <text:p>511</text:p>
          </table:table-cell>
          <table:table-cell table:formula="of:=[.C3]" office:value-type="float" office:value="511" calcext:value-type="float">
            <text:p>511</text:p>
          </table:table-cell>
          <table:table-cell table:number-columns-repeated="3"/>
          <table:table-cell office:value-type="string" calcext:value-type="string">
            <text:p>gamma</text:p>
          </table:table-cell>
          <table:table-cell office:value-type="float" office:value="2.4" calcext:value-type="float">
            <text:p>2.4</text:p>
          </table:table-cell>
          <table:table-cell/>
          <table:table-cell table:formula="of:=INT((([.K2] / 255) ^ [.$I$3]) * 255 + 0.5)" office:value-type="float" office:value="49" calcext:value-type="float">
            <text:p>49</text:p>
          </table:table-cell>
          <table:table-cell table:formula="of:=INT((([.L2] / 255) ^ [.$I$3]) * 255 + 0.5)" office:value-type="float" office:value="9" calcext:value-type="float">
            <text:p>9</text:p>
          </table:table-cell>
          <table:table-cell table:formula="of:=INT((([.M2] / 255) ^ [.$I$3]) * 255 + 0.5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[.B2]/[.B3]" office:value-type="percentage" office:value="0.37573385518591" calcext:value-type="percentage">
            <text:p>37.57%</text:p>
          </table:table-cell>
          <table:table-cell table:style-name="ce1" table:formula="of:=[.C2]/[.C3]" office:value-type="percentage" office:value="0.499021526418787" calcext:value-type="percentage">
            <text:p>49.90%</text:p>
          </table:table-cell>
          <table:table-cell table:style-name="ce1" table:formula="of:=[.D2]/[.D3]" office:value-type="percentage" office:value="0.125244618395303" calcext:value-type="percentage">
            <text:p>12.52%</text:p>
          </table:table-cell>
          <table:table-cell table:number-columns-repeated="3"/>
          <table:table-cell office:value-type="string" calcext:value-type="string">
            <text:p>normalize</text:p>
          </table:table-cell>
          <table:table-cell/>
          <table:table-cell table:formula="of:=SUM([.K3:.M3])" office:value-type="float" office:value="58" calcext:value-type="float">
            <text:p>58</text:p>
          </table:table-cell>
          <table:table-cell table:formula="of:=[.K3]/[.$J$4]*255" office:value-type="float" office:value="215.431034482759" calcext:value-type="float">
            <text:p>215.431034482759</text:p>
          </table:table-cell>
          <table:table-cell table:formula="of:=[.L3]/[.$J$4]*255" office:value-type="float" office:value="39.5689655172414" calcext:value-type="float">
            <text:p>39.5689655172414</text:p>
          </table:table-cell>
          <table:table-cell table:formula="of:=[.M3]/[.$J$4]*25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5]" office:value-type="float" office:value="255" calcext:value-type="float">
            <text:p>255</text:p>
          </table:table-cell>
          <table:table-cell table:formula="of:=[.C5]" office:value-type="float" office:value="255" calcext:value-type="float">
            <text:p>255</text:p>
          </table:table-cell>
          <table:table-cell table:number-columns-repeated="3"/>
          <table:table-cell office:value-type="string" calcext:value-type="string">
            <text:p>mix</text:p>
          </table:table-cell>
          <table:table-cell table:number-columns-repeated="2"/>
          <table:table-cell table:formula="of:=ROUND([.K4]*[.B35])" office:value-type="float" office:value="94" calcext:value-type="float">
            <text:p>94</text:p>
          </table:table-cell>
          <table:table-cell table:formula="of:=ROUND([.L4]*[.C35])" office:value-type="float" office:value="15" calcext:value-type="float">
            <text:p>15</text:p>
          </table:table-cell>
          <table:table-cell table:formula="of:=ROUND([.M4]*[.D35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]*[.B4]" office:value-type="float" office:value="95.8121330724071" calcext:value-type="float">
            <text:p>95.8121330724071</text:p>
          </table:table-cell>
          <table:table-cell table:formula="of:=[.C5]*[.C4]" office:value-type="float" office:value="127.250489236791" calcext:value-type="float">
            <text:p>127.250489236791</text:p>
          </table:table-cell>
          <table:table-cell table:formula="of:=[.D5]*[.D4]" office:value-type="float" office:value="31.9373776908023" calcext:value-type="float">
            <text:p>31.9373776908023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cie</text:p>
          </table:table-cell>
          <table:table-cell table:number-columns-repeated="2"/>
          <table:table-cell table:formula="of:=(([.K2]/255 + 0.055)/1.055) ^ [.$I$3]" office:value-type="float" office:value="0.215860500113899" calcext:value-type="float">
            <text:p>0.215860500113899</text:p>
          </table:table-cell>
          <table:table-cell table:formula="of:=(([.L2]/255 + 0.055)/1.055) ^ [.$I$3]" office:value-type="float" office:value="0.0512694583740432" calcext:value-type="float">
            <text:p>0.051269458374043</text:p>
          </table:table-cell>
          <table:table-cell table:formula="of:=(([.M2]/255 + 0.055)/1.055) ^ [.$I$3]" office:value-type="float" office:value="0.000833805108617456" calcext:value-type="float">
            <text:p>0.000833805108617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formula="of:=INT([.K7]*255)" office:value-type="float" office:value="55" calcext:value-type="float">
            <text:p>55</text:p>
          </table:table-cell>
          <table:table-cell table:formula="of:=INT([.L7]*255)" office:value-type="float" office:value="13" calcext:value-type="float">
            <text:p>13</text:p>
          </table:table-cell>
          <table:table-cell table:formula="of:=INT([.M7]*255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8:.D8])" office:value-type="float" office:value="317" calcext:value-type="float">
            <text:p>317</text:p>
          </table:table-cell>
          <table:table-cell table:formula="of:=[.B9]" office:value-type="float" office:value="317" calcext:value-type="float">
            <text:p>317</text:p>
          </table:table-cell>
          <table:table-cell table:formula="of:=[.C9]" office:value-type="float" office:value="317" calcext:value-type="float">
            <text:p>317</text:p>
          </table:table-cell>
          <table:table-cell table:number-columns-repeated="3"/>
          <table:table-cell office:value-type="string" calcext:value-type="string">
            <text:p>cie1931</text:p>
          </table:table-cell>
          <table:table-cell table:number-columns-repeated="2"/>
          <table:table-cell table:formula="of:=((([.K2]/255)*100+16)/116)^3" office:value-type="float" office:value="0.185832991395008" calcext:value-type="float">
            <text:p>0.185832991395008</text:p>
          </table:table-cell>
          <table:table-cell table:formula="of:=((([.L2]/255)*100+16)/116)^3" office:value-type="float" office:value="0.0444722742223884" calcext:value-type="float">
            <text:p>0.044472274222388</text:p>
          </table:table-cell>
          <table:table-cell table:formula="of:=((([.M2]/255)*100+16)/116)^3" office:value-type="float" office:value="0.00262413383082537" calcext:value-type="float">
            <text:p>0.002624133830825</text:p>
          </table:table-cell>
        </table:table-row>
        <table:table-row table:style-name="ro1">
          <table:table-cell/>
          <table:table-cell table:style-name="ce1" table:formula="of:=[.B8]/[.B9]" office:value-type="percentage" office:value="0.394321766561514" calcext:value-type="percentage">
            <text:p>39.43%</text:p>
          </table:table-cell>
          <table:table-cell table:style-name="ce1" table:formula="of:=[.C8]/[.C9]" office:value-type="percentage" office:value="0.403785488958991" calcext:value-type="percentage">
            <text:p>40.38%</text:p>
          </table:table-cell>
          <table:table-cell table:style-name="ce1" table:formula="of:=[.D8]/[.D9]" office:value-type="percentage" office:value="0.201892744479495" calcext:value-type="percentage">
            <text:p>20.19%</text:p>
          </table:table-cell>
          <table:table-cell table:number-columns-repeated="6"/>
          <table:table-cell table:formula="of:=INT([.K9]*255)" office:value-type="float" office:value="47" calcext:value-type="float">
            <text:p>47</text:p>
          </table:table-cell>
          <table:table-cell table:formula="of:=INT([.L9]*255)" office:value-type="float" office:value="11" calcext:value-type="float">
            <text:p>11</text:p>
          </table:table-cell>
          <table:table-cell table:formula="of:=INT([.M9]*255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11]" office:value-type="float" office:value="255" calcext:value-type="float">
            <text:p>255</text:p>
          </table:table-cell>
          <table:table-cell table:formula="of:=[.C11]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/>
          <table:table-cell table:formula="of:=[.B11]*[.B10]" office:value-type="float" office:value="100.552050473186" calcext:value-type="float">
            <text:p>100.552050473186</text:p>
          </table:table-cell>
          <table:table-cell table:formula="of:=[.C11]*[.C10]" office:value-type="float" office:value="102.965299684543" calcext:value-type="float">
            <text:p>102.965299684543</text:p>
          </table:table-cell>
          <table:table-cell table:formula="of:=[.D11]*[.D10]" office:value-type="float" office:value="51.4826498422712" calcext:value-type="float">
            <text:p>51.4826498422712</text:p>
          </table:table-cell>
          <table:table-cell/>
          <table:table-cell office:value-type="string" calcext:value-type="string">
            <text:p>whit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formula="of:=SUM([.B15:.D15])" office:value-type="float" office:value="320" calcext:value-type="float">
            <text:p>320</text:p>
          </table:table-cell>
          <table:table-cell table:formula="of:=[.B16]" office:value-type="float" office:value="320" calcext:value-type="float">
            <text:p>320</text:p>
          </table:table-cell>
          <table:table-cell table:formula="of:=[.C16]"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[.B15]/[.B16]" office:value-type="percentage" office:value="0.6" calcext:value-type="percentage">
            <text:p>60.00%</text:p>
          </table:table-cell>
          <table:table-cell table:style-name="ce1" table:formula="of:=[.C15]/[.C16]" office:value-type="percentage" office:value="0.4" calcext:value-type="percentage">
            <text:p>40.00%</text:p>
          </table:table-cell>
          <table:table-cell table:style-name="ce1" table:formula="of:=[.D15]/[.D16]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18]" office:value-type="float" office:value="255" calcext:value-type="float">
            <text:p>255</text:p>
          </table:table-cell>
          <table:table-cell table:formula="of:=[.C18]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/>
          <table:table-cell table:formula="of:=[.B18]*[.B17]" office:value-type="float" office:value="153" calcext:value-type="float">
            <text:p>153</text:p>
          </table:table-cell>
          <table:table-cell table:formula="of:=[.C18]*[.C17]" office:value-type="float" office:value="102" calcext:value-type="float">
            <text:p>102</text:p>
          </table:table-cell>
          <table:table-cell table:formula="of:=[.D18]*[.D17]" office:value-type="float" office:value="0" calcext:value-type="float">
            <text:p>0</text:p>
          </table:table-cell>
          <table:table-cell/>
          <table:table-cell office:value-type="string" calcext:value-type="string">
            <text:p>yellow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table:formula="of:=SUM([.B21:.D21])" office:value-type="float" office:value="256" calcext:value-type="float">
            <text:p>256</text:p>
          </table:table-cell>
          <table:table-cell table:formula="of:=[.B22]" office:value-type="float" office:value="256" calcext:value-type="float">
            <text:p>256</text:p>
          </table:table-cell>
          <table:table-cell table:formula="of:=[.C22]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[.B21]/[.B22]" office:value-type="percentage" office:value="0.75" calcext:value-type="percentage">
            <text:p>75.00%</text:p>
          </table:table-cell>
          <table:table-cell table:style-name="ce1" table:formula="of:=[.C21]/[.C22]" office:value-type="percentage" office:value="0" calcext:value-type="percentage">
            <text:p>0.00%</text:p>
          </table:table-cell>
          <table:table-cell table:style-name="ce1" table:formula="of:=[.D21]/[.D22]" office:value-type="percentage" office:value="0.25" calcext:value-type="percentage">
            <text:p>25.00%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24]" office:value-type="float" office:value="255" calcext:value-type="float">
            <text:p>255</text:p>
          </table:table-cell>
          <table:table-cell table:formula="of:=[.C24]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/>
          <table:table-cell table:formula="of:=[.B24]*[.B23]" office:value-type="float" office:value="191.25" calcext:value-type="float">
            <text:p>191.25</text:p>
          </table:table-cell>
          <table:table-cell table:formula="of:=[.C24]*[.C23]" office:value-type="float" office:value="0" calcext:value-type="float">
            <text:p>0</text:p>
          </table:table-cell>
          <table:table-cell table:formula="of:=[.D24]*[.D23]" office:value-type="float" office:value="63.75" calcext:value-type="float">
            <text:p>63.75</text:p>
          </table:table-cell>
          <table:table-cell/>
          <table:table-cell office:value-type="string" calcext:value-type="string">
            <text:p>magenta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1">
          <table:table-cell/>
          <table:table-cell table:formula="of:=SUM([.B27:.D27])" office:value-type="float" office:value="256" calcext:value-type="float">
            <text:p>256</text:p>
          </table:table-cell>
          <table:table-cell table:formula="of:=[.B28]" office:value-type="float" office:value="256" calcext:value-type="float">
            <text:p>256</text:p>
          </table:table-cell>
          <table:table-cell table:formula="of:=[.C28]"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/>
          <table:table-cell table:style-name="ce1" table:formula="of:=[.B27]/[.B28]" office:value-type="percentage" office:value="0" calcext:value-type="percentage">
            <text:p>0.00%</text:p>
          </table:table-cell>
          <table:table-cell table:style-name="ce1" table:formula="of:=[.C27]/[.C28]" office:value-type="percentage" office:value="0.75" calcext:value-type="percentage">
            <text:p>75.00%</text:p>
          </table:table-cell>
          <table:table-cell table:style-name="ce1" table:formula="of:=[.D27]/[.D28]" office:value-type="percentage" office:value="0.25" calcext:value-type="percentage">
            <text:p>25.00%</text:p>
          </table:table-cell>
          <table:table-cell table:number-columns-repeated="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[.B30]" office:value-type="float" office:value="255" calcext:value-type="float">
            <text:p>255</text:p>
          </table:table-cell>
          <table:table-cell table:formula="of:=[.C30]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/>
          <table:table-cell table:formula="of:=[.B30]*[.B29]" office:value-type="float" office:value="0" calcext:value-type="float">
            <text:p>0</text:p>
          </table:table-cell>
          <table:table-cell table:formula="of:=[.C30]*[.C29]" office:value-type="float" office:value="191.25" calcext:value-type="float">
            <text:p>191.25</text:p>
          </table:table-cell>
          <table:table-cell table:formula="of:=[.D30]*[.D29]" office:value-type="float" office:value="63.75" calcext:value-type="float">
            <text:p>63.75</text:p>
          </table:table-cell>
          <table:table-cell/>
          <table:table-cell office:value-type="string" calcext:value-type="string">
            <text:p>cyan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table:formula="of:=AVERAGE([.B29];[.B23];[.B17])" office:value-type="percentage" office:value="0.45" calcext:value-type="percentage">
            <text:p>45.00%</text:p>
          </table:table-cell>
          <table:table-cell table:style-name="ce1" table:formula="of:=AVERAGE([.C29];[.C23];[.C17])" office:value-type="percentage" office:value="0.383333333333333" calcext:value-type="percentage">
            <text:p>38.33%</text:p>
          </table:table-cell>
          <table:table-cell table:style-name="ce1" table:formula="of:=AVERAGE([.D29];[.D23];[.D17])" office:value-type="percentage" office:value="0.166666666666667" calcext:value-type="percentage">
            <text:p>16.67%</text:p>
          </table:table-cell>
          <table:table-cell table:number-columns-repeated="9"/>
        </table:table-row>
        <table:table-row table:style-name="ro1">
          <table:table-cell/>
          <table:table-cell table:formula="of:=[.B33]*255" office:value-type="float" office:value="114.75" calcext:value-type="float">
            <text:p>114.75</text:p>
          </table:table-cell>
          <table:table-cell table:formula="of:=[.C33]*255" office:value-type="float" office:value="97.7499999999999" calcext:value-type="float">
            <text:p>97.7499999999999</text:p>
          </table:table-cell>
          <table:table-cell table:formula="of:=[.D33]*255" office:value-type="float" office:value="42.5000000000001" calcext:value-type="float">
            <text:p>42.50000000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 adj</text:p>
          </table:table-cell>
          <table:table-cell table:style-name="ce1" table:formula="of:=AVERAGE([.B29];[.B23];[.B17];[.B10])" office:value-type="percentage" office:value="0.436080441640379" calcext:value-type="percentage">
            <text:p>43.61%</text:p>
          </table:table-cell>
          <table:table-cell table:style-name="ce1" table:formula="of:=AVERAGE([.C29];[.C23];[.C17];[.C10])" office:value-type="percentage" office:value="0.388446372239748" calcext:value-type="percentage">
            <text:p>38.84%</text:p>
          </table:table-cell>
          <table:table-cell table:style-name="ce1" table:formula="of:=AVERAGE([.D29];[.D23];[.D17];[.D10])" office:value-type="percentage" office:value="0.175473186119874" calcext:value-type="percentage">
            <text:p>17.5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float" office:value="1" calcext:value-type="float">
            <text:p>1</text:p>
          </table:table-cell>
          <table:table-cell table:formula="of:=[.C35]/[.B35]" office:value-type="float" office:value="0.890767700515417" calcext:value-type="float">
            <text:p>0.890767700515417</text:p>
          </table:table-cell>
          <table:table-cell table:formula="of:=[.D35]/[.B35]" office:value-type="float" office:value="0.402387195949001" calcext:value-type="float">
            <text:p>0.402387195949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rify</text:p>
          </table:table-cell>
          <table:table-cell table:formula="of:=[.B35]/[.B36]" office:value-type="float" office:value="0.436080441640379" calcext:value-type="float">
            <text:p>0.436080441640379</text:p>
          </table:table-cell>
          <table:table-cell table:formula="of:=[.B37]*[.C36]" office:value-type="float" office:value="0.388446372239748" calcext:value-type="float">
            <text:p>0.388446372239748</text:p>
          </table:table-cell>
          <table:table-cell table:formula="of:=[.C37]*[.D36]" office:value-type="float" office:value="0.156305846502114" calcext:value-type="float">
            <text:p>0.15630584650211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nual 2<text:span text:style-name="T1">nd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47:51.453205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03:17:19.075569304</meta:creation-date>
    <dc:date>2020-10-22T18:02:23.772582661</dc:date>
    <meta:editing-duration>P1DT8H21M1S</meta:editing-duration>
    <meta:editing-cycles>4</meta:editing-cycles>
    <meta:generator>LibreOffice/6.4.7.2$Linux_X86_64 LibreOffice_project/40$Build-2</meta:generator>
    <meta:document-statistic meta:table-count="1" meta:cell-count="138" meta:object-count="0"/>
  </office:meta>
</office:document-meta>
</file>